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BasedTermVectorMapper.map( String term , int frequency , TermVectorOffsetInfo [ ] offsets , int [ ] posi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itionBasedTermVectorMapper.isIgnoring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VPositionInfo.getOff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VPositionInfo.addTerm( String term , TermVectorOffset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VPositionInfo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VPositionInfo.TVPositionInfo( int position , boolean storeOffse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VPositionInfo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BasedTermVectorMapper.setExpectations( String field , int numTerms , boolean storeOffsets , boolean storePosi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sitionBasedTermVectorMapper.getFieldTo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BasedTermVectorMapper.PositionBasedTermVectorMapper( boolean ignoringOff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BasedTermVectorMapper.PositionBasedTermVecto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